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100000146000000D81E6D9209.svm" manifest:media-type=""/>
  <manifest:file-entry manifest:full-path="Pictures/20000001000000F2000001299AC1EB7C.svm" manifest:media-type=""/>
  <manifest:file-entry manifest:full-path="Pictures/20000001000000F200000124145036C2.svm" manifest:media-type=""/>
  <manifest:file-entry manifest:full-path="Pictures/2000000100000A7F000002EC37F67EBD.svm" manifest:media-type=""/>
  <manifest:file-entry manifest:full-path="Pictures/2000000100000118000000D851DC808A.svm" manifest:media-type=""/>
  <manifest:file-entry manifest:full-path="Pictures/2000000100000124000000D8A19DD694.svm" manifest:media-type=""/>
  <manifest:file-entry manifest:full-path="Pictures/20000001000000FE000000FA28DF3A34.svm" manifest:media-type=""/>
  <manifest:file-entry manifest:full-path="Pictures/200000010000076000000468CADB3801.svm" manifest:media-type=""/>
  <manifest:file-entry manifest:full-path="Pictures/200000020000011F0000009BED7A2D99.eps" manifest:media-type=""/>
  <manifest:file-entry manifest:full-path="Pictures/20000001000000FE000001038E021CBF.svm" manifest:media-type=""/>
  <manifest:file-entry manifest:full-path="Pictures/2000000100000AD700000312A7EE4C32.svm" manifest:media-type=""/>
  <manifest:file-entry manifest:full-path="Pictures/20000001000000E900000124226B6C2F.svm" manifest:media-type=""/>
  <manifest:file-entry manifest:full-path="Pictures/200000010000012D000000D8F4A9CB9C.svm" manifest:media-type="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marker-end="Arrow" draw:marker-end-width="0.102cm" draw:textarea-horizontal-align="center" draw:textarea-vertical-align="middle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TexMathsArgs="14§display§v_s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TexMathsArgs="14§display§v_o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TexMathsArgs="14§display§R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4§display§C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4§display§i_1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14§display§i_2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TexMathsArgs="14§display§i_3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TexMathsArgs="14§display§v_n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TexMathsArgs="14§display§v_k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TexMathsArgs="14§display§v_o=-\frac{1}{RC} \int{v_s dt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TexMathsArgs="14§latex§\begin{align*}&#10;i_1&amp;=\frac{v_n-v_s}{R}\\&#10;i_3&amp;=0&#10;\end{align*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TexMathsArgs="14§display§i_2=C\frac{d \left(v_n-v_o \right)}{dt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7.524cm" svg:height="4.063cm" svg:x="0.82cm" svg:y="0.703cm">
          <draw:image xlink:href="Pictures/200000020000011F0000009BED7A2D99.eps" xlink:type="simple" xlink:show="embed" xlink:actuate="onLoad">
            <text:p/>
          </draw:image>
        </draw:frame>
        <draw:line draw:style-name="gr2" draw:text-style-name="P1" draw:layer="layout" svg:x1="4.32cm" svg:y1="2.107cm" svg:x2="3.792cm" svg:y2="2.107cm">
          <text:p/>
        </draw:line>
        <draw:line draw:style-name="gr2" draw:text-style-name="P1" draw:layer="layout" svg:x1="4.93cm" svg:y1="2.107cm" svg:x2="5.405cm" svg:y2="2.107cm">
          <text:p/>
        </draw:line>
        <draw:line draw:style-name="gr3" draw:text-style-name="P1" draw:layer="layout" svg:x1="4.435cm" svg:y1="1.318cm" svg:x2="4.435cm" svg:y2="0.971cm">
          <text:p/>
        </draw:line>
        <draw:line draw:style-name="gr2" draw:text-style-name="P1" draw:layer="layout" svg:x1="4.434cm" svg:y1="0.97cm" svg:x2="5.16cm" svg:y2="0.97cm">
          <text:p/>
        </draw:line>
        <draw:frame draw:style-name="gr4" draw:text-style-name="P1" draw:layer="layout" svg:width="0.391cm" svg:height="0.301cm" svg:x="0.406cm" svg:y="2.981cm">
          <draw:image xlink:href="Pictures/2000000100000118000000D851DC808A.svm" xlink:type="simple" xlink:show="embed" xlink:actuate="onLoad">
            <text:p/>
          </draw:image>
        </draw:frame>
        <draw:frame draw:style-name="gr5" draw:text-style-name="P1" draw:layer="layout" svg:width="0.407cm" svg:height="0.301cm" svg:x="8.063cm" svg:y="2.142cm">
          <draw:image xlink:href="Pictures/2000000100000124000000D8A19DD694.svm" xlink:type="simple" xlink:show="embed" xlink:actuate="onLoad">
            <text:p/>
          </draw:image>
        </draw:frame>
        <draw:frame draw:style-name="gr6" draw:text-style-name="P1" draw:layer="layout" svg:width="0.354cm" svg:height="0.349cm" svg:x="2.888cm" svg:y="1.601cm">
          <draw:image xlink:href="Pictures/20000001000000FE000000FA28DF3A34.svm" xlink:type="simple" xlink:show="embed" xlink:actuate="onLoad">
            <text:p/>
          </draw:image>
        </draw:frame>
        <draw:frame draw:style-name="gr7" draw:text-style-name="P1" draw:layer="layout" svg:width="0.354cm" svg:height="0.361cm" svg:x="6.322cm" svg:y="0.329cm">
          <draw:image xlink:href="Pictures/20000001000000FE000001038E021CBF.svm" xlink:type="simple" xlink:show="embed" xlink:actuate="onLoad">
            <text:p/>
          </draw:image>
        </draw:frame>
        <draw:frame draw:style-name="gr8" draw:text-style-name="P1" draw:layer="layout" svg:width="0.325cm" svg:height="0.407cm" svg:x="3.846cm" svg:y="1.571cm">
          <draw:image xlink:href="Pictures/20000001000000E900000124226B6C2F.svm" xlink:type="simple" xlink:show="embed" xlink:actuate="onLoad">
            <text:p/>
          </draw:image>
        </draw:frame>
        <draw:frame draw:style-name="gr9" draw:text-style-name="P1" draw:layer="layout" svg:width="0.337cm" svg:height="0.407cm" svg:x="4.588cm" svg:y="0.461cm">
          <draw:image xlink:href="Pictures/20000001000000F200000124145036C2.svm" xlink:type="simple" xlink:show="embed" xlink:actuate="onLoad">
            <text:p/>
          </draw:image>
        </draw:frame>
        <draw:frame draw:style-name="gr10" draw:text-style-name="P1" draw:layer="layout" svg:width="0.337cm" svg:height="0.414cm" svg:x="5.116cm" svg:y="1.594cm">
          <draw:image xlink:href="Pictures/20000001000000F2000001299AC1EB7C.svm" xlink:type="simple" xlink:show="embed" xlink:actuate="onLoad">
            <text:p/>
          </draw:image>
        </draw:frame>
        <draw:frame draw:style-name="gr11" draw:text-style-name="P1" draw:layer="layout" svg:width="0.455cm" svg:height="0.301cm" svg:x="4.079cm" svg:y="2.399cm">
          <draw:image xlink:href="Pictures/2000000100000146000000D81E6D9209.svm" xlink:type="simple" xlink:show="embed" xlink:actuate="onLoad">
            <text:p/>
          </draw:image>
        </draw:frame>
        <draw:frame draw:style-name="gr12" draw:text-style-name="P1" draw:layer="layout" svg:width="0.42cm" svg:height="0.301cm" svg:x="4.121cm" svg:y="3.072cm">
          <draw:image xlink:href="Pictures/200000010000012D000000D8F4A9CB9C.svm" xlink:type="simple" xlink:show="embed" xlink:actuate="onLoad">
            <text:p/>
          </draw:image>
        </draw:frame>
        <draw:frame draw:style-name="gr13" draw:text-style-name="P1" draw:layer="layout" svg:width="3.057cm" svg:height="0.93cm" svg:x="5.371cm" svg:y="3.717cm">
          <draw:image xlink:href="Pictures/2000000100000AD700000312A7EE4C32.svm" xlink:type="simple" xlink:show="embed" xlink:actuate="onLoad">
            <text:p/>
          </draw:image>
        </draw:frame>
        <draw:frame draw:style-name="gr14" draw:text-style-name="P1" draw:layer="layout" svg:width="2.642cm" svg:height="1.578cm" svg:x="0.364cm" svg:y="0.341cm">
          <draw:image xlink:href="Pictures/200000010000076000000468CADB3801.svm" xlink:type="simple" xlink:show="embed" xlink:actuate="onLoad">
            <text:p/>
          </draw:image>
        </draw:frame>
        <draw:frame draw:style-name="gr15" draw:text-style-name="P1" draw:layer="layout" svg:width="2.458cm" svg:height="0.905cm" svg:x="1.775cm" svg:y="3.692cm">
          <draw:image xlink:href="Pictures/2000000100000A7F000002EC37F67EBD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8.89cm" fo:page-height="5.0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date>2014-02-18T14:44:25</dc:date>
    <dc:creator>kkk </dc:creator>
    <meta:editing-duration>PT20M41S</meta:editing-duration>
    <meta:editing-cycles>5</meta:editing-cycles>
    <meta:generator>LibreOffice/3.3$Linux LibreOffice_project/330m19$Build-401</meta:generator>
    <meta:document-statistic meta:object-count="17"/>
  </office:meta>
</office:document-meta>
</file>